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 style:list-style-name="L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9cm"/>
    </style:style>
    <style:style style:name="P7" style:family="paragraph">
      <style:paragraph-properties text:enable-numbering="true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Maintenance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aintenance</text:p>
          </draw:text-box>
        </draw:frame>
        <draw:frame presentation:style-name="pr3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Fan Filter Cleaning</text:p>
              </text:list-item>
            </text:list>
            <text:list text:style-name="L2">
              <text:list-item>
                <text:list>
                  <text:list-item>
                    <text:p text:style-name="P6">TBD particulars on how to clean and maintain fil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epair &amp; Replacement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Link to PR2 repair/replacement instructions</text:p>
              </text:list-item>
            </text:list>
            <text:list text:style-name="L2">
              <text:list-item>
                <text:p text:style-name="P5">Hands-On Demos</text:p>
              </text:list-item>
            </text:list>
            <text:list text:style-name="L2">
              <text:list-item>
                <text:list>
                  <text:list-item>
                    <text:p text:style-name="P6">Demo #1: Counter-Balance Adjust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mo #2: Gripper Replac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3.262cm" svg:height="0.831cm" svg:x="24.497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3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3.262cm" svg:height="0.831cm" svg:x="24.497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3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ara Laymoun</meta:initial-creator>
    <meta:creation-date>2010-03-15T13:56:01</meta:creation-date>
    <dc:creator>Sara Laymoun</dc:creator>
    <dc:date>2010-03-15T14:08:25</dc:date>
    <meta:editing-cycles>2</meta:editing-cycles>
    <meta:editing-duration>PT6M43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